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141.14pt"/>
    </style:style>
    <style:style style:name="co10" style:family="table-column">
      <style:table-column-properties fo:break-before="auto" style:column-width="49.24pt"/>
    </style:style>
    <style:style style:name="co11" style:family="table-column">
      <style:table-column-properties fo:break-before="auto" style:column-width="94.11pt"/>
    </style:style>
    <style:style style:name="co12" style:family="table-column">
      <style:table-column-properties fo:break-before="auto" style:column-width="125.69pt"/>
    </style:style>
    <style:style style:name="co13" style:family="table-column">
      <style:table-column-properties fo:break-before="auto" style:column-width="310.96pt"/>
    </style:style>
    <style:style style:name="co14" style:family="table-column">
      <style:table-column-properties fo:break-before="auto" style:column-width="113.95pt"/>
    </style:style>
    <style:style style:name="co15" style:family="table-column">
      <style:table-column-properties fo:break-before="auto" style:column-width="134.5pt"/>
    </style:style>
    <style:style style:name="co16" style:family="table-column">
      <style:table-column-properties fo:break-before="auto" style:column-width="269.04pt"/>
    </style:style>
    <style:style style:name="co17" style:family="table-column">
      <style:table-column-properties fo:break-before="auto" style:column-width="79.4pt"/>
    </style:style>
    <style:style style:name="co18" style:family="table-column">
      <style:table-column-properties fo:break-before="auto" style:column-width="231.56pt"/>
    </style:style>
    <style:style style:name="co19" style:family="table-column">
      <style:table-column-properties fo:break-before="auto" style:column-width="421.26pt"/>
    </style:style>
    <style:style style:name="co20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9" style:family="table-cell" style:parent-style-name="Default" style:data-style-name="N42">
      <style:table-cell-properties style:vertical-align="middle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5" table:default-cell-style-name="ce26"/>
        <table:table-column table:style-name="co6" table:default-cell-style-name="ce56"/>
        <table:table-column table:style-name="co7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8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49"/>
          <table:table-cell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75" table:number-columns-repeated="11"/>
          <table:table-cell table:style-name="ce61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Introduce process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Aspects of process evolve over time – Tom H 1987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Research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Friends → Movies → Books – Alexander Hamilton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Quiz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MBTI Criticisim Sandwich – Tom H MBTI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Groja Program</text:p>
          </table:table-cell>
          <table:table-cell table:style-name="ce75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Post to Site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Ebook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 office:value-type="string" calcext:value-type="string">
            <text:p>Promotion</text:p>
          </table:table-cell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54"/>
          <table:table-cell table:style-name="ce60" office:value-type="string" calcext:value-type="string">
            <text:p>Summary</text:p>
          </table:table-cell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4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54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" table:style-name="ta1">
        <office:forms form:automatic-focus="false" form:apply-design-mode="false"/>
        <table:table-column table:style-name="co5" table:default-cell-style-name="ce26"/>
        <table:table-column table:style-name="co6" table:default-cell-style-name="ce56"/>
        <table:table-column table:style-name="co9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How I Visualize Personalities – The Daily Drip</text:p>
          </table:table-cell>
          <table:table-cell table:number-columns-repeated="1019"/>
        </table:table-row>
        <table:table-row table:style-name="ro4">
          <table:table-cell table:style-name="ce49"/>
          <table:table-cell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82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Introduce the 6-Step Process</text:p>
          </table:table-cell>
          <table:table-cell table:style-name="ce53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The process evolves over time – Tom H 1987</text:p>
          </table:table-cell>
          <table:table-cell table:style-name="ce53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ep 1 – Research the Person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Research the Person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Friends → TV → Books – Alexander Hamilton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ep 2 – Answer a Questionnaire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Answer a Questionnaire</text:p>
          </table:table-cell>
          <table:table-cell table:style-name="ce53" office:value-type="string" calcext:value-type="string">
            <text:p>SeeOurMinds – Quiz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Mention the MBTI – Tom H MBTI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53"/>
          <table:table-cell table:number-columns-repeated="10"/>
          <table:table-cell table:style-name="ce67"/>
          <table:table-cell table:number-columns-repeated="1010"/>
        </table:table-row>
        <table:table-row table:style-name="ro7">
          <table:table-cell table:style-name="ce52"/>
          <table:table-cell table:style-name="ce60" office:value-type="string" calcext:value-type="string">
            <text:p>Step 3 – Draw the Image</text:p>
          </table:table-cell>
          <table:table-cell table:style-name="ce53"/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/>
          <table:table-cell table:style-name="ce53" office:value-type="string" calcext:value-type="string">
            <text:p>Draw the Image</text:p>
          </table:table-cell>
          <table:table-cell table:style-name="ce82" office:value-type="string" calcext:value-type="string">
            <text:p>Groja.com – About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It’s Lonely at the Top – Thomas Jefferson</text:p>
          </table:table-cell>
          <table:table-cell table:style-name="ce53"/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ep 4 – Post Them on the Web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Post Them on the Web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eeOurminds vs. Artsyvisions – Mulder &amp; Scully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ep 5 – Write About Them in Ebook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Write About Them in Ebook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Images can be difficult – Donald &amp; Steve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ep 6 – Post to Social Site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 office:value-type="string" calcext:value-type="string">
            <text:p>Post to Social Sites</text:p>
          </table:table-cell>
          <table:table-cell table:style-name="ce8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3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54"/>
          <table:table-cell table:style-name="ce60" office:value-type="string" calcext:value-type="string">
            <text:p>Summary – Combo Image?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 table:number-columns-repeated="2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5">
          <table:table-cell table:style-name="ce54"/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/>
          <table:table-cell table:style-name="ce53"/>
          <table:table-cell table:style-name="ce8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28"/>
          <table:table-cell table:style-name="ce53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number-columns-repeated="2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/>
          <table:table-cell table:style-name="ce53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4">
          <table:table-cell table:style-name="ce54"/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/>
          <table:table-cell table:style-name="ce8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53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ce52"/>
          <table:table-cell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/>
          <table:table-cell/>
          <table:table-cell table:style-name="ce8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ce52"/>
          <table:table-cell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54"/>
          <table:table-cell table:style-name="ce53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60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2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47">
          <table:table-cell table:number-columns-repeated="2"/>
          <table:table-cell table:style-name="ce8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0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2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10" table:default-cell-style-name="ce33"/>
        <table:table-column table:style-name="co11" table:default-cell-style-name="Default"/>
        <table:table-column table:style-name="co12" table:default-cell-style-name="ce69"/>
        <table:table-column table:style-name="co3" table:number-columns-repeated="4" table:default-cell-style-name="ce69"/>
        <table:table-column table:style-name="co13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ce69"/>
        <table:table-column table:style-name="co16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column table:style-name="co19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table:table-column table:style-name="co5" table:default-cell-style-name="ce1"/>
        <table:table-column table:style-name="co20" table:default-cell-style-name="Default"/>
        <table:table-column table:style-name="co7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Colors – The Daily Drip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51"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 table:number-columns-repeated="11"/>
          <table:table-cell table:style-name="ce61"/>
          <table:table-cell table:number-columns-repeated="1010"/>
        </table:table-row>
        <table:table-row table:style-name="ro6">
          <table:table-cell table:style-name="ce5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30"/>
          <table:table-cell table:style-name="ce34" office:value-type="string" calcext:value-type="string">
            <text:p>Teamwork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blue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Blue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6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– landscape image – </text:span>Cory Booker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– </text:span>Jimmy McNulty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style-name="ce34" office:value-type="string" calcext:value-type="string">
            <text:p>Blue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number-columns-repeated="10"/>
          <table:table-cell table:style-name="ce67"/>
          <table:table-cell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green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34" office:value-type="string" calcext:value-type="string">
            <text:p><text:span text:style-name="T2">GoT – portrait image – </text:span>Tywin Lannister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VPP – landscape image – </text:span>Mitch McConnell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</text:span> – Bill Raw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– landscape combo image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yellow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yellow.txt</text:p>
          </table:table-cell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<text:span text:style-name="T2">GoT – portrait image </text:span>– Jon Snow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Joe Biden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</text:span>– Cedric Danie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red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– square image – </text:span>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red.txt</text:p>
          </table:table-cell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GoT – portrait image – </text:span>Catelyn Stark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Donald Trump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– </text:span>Frank Subotka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Patrick Henry – portrait i</text:span>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Red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6:56:07.078259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01T01:25:25.341716386</dc:date>
    <meta:editing-duration>P57DT12H21M49S</meta:editing-duration>
    <meta:editing-cycles>1012</meta:editing-cycles>
    <meta:document-statistic meta:table-count="7" meta:cell-count="565" meta:object-count="0"/>
  </office:meta>
</office:document-meta>
</file>